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0a018a"/>
    </style:style>
    <style:style style:name="P2" style:family="paragraph" style:parent-style-name="Text_20_body">
      <style:paragraph-properties fo:text-align="start" style:justify-single-word="false"/>
      <style:text-properties officeooo:paragraph-rsid="000a018a"/>
    </style:style>
    <style:style style:name="P3" style:family="paragraph" style:parent-style-name="Title">
      <style:paragraph-properties fo:text-align="center" style:justify-single-word="false"/>
      <style:text-properties officeooo:paragraph-rsid="000a01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我是個婊子</text:p>
      <text:p text:style-name="P2"/>
      <text:p text:style-name="P1">我是個婊子</text:p>
      <text:p text:style-name="P1">我愛裝</text:p>
      <text:p text:style-name="P1">我愛哭</text:p>
      <text:p text:style-name="P1">我愛立牌坊</text:p>
      <text:p text:style-name="P1"/>
      <text:p text:style-name="P1">遺憾的是我沒有</text:p>
      <text:p text:style-name="P1">婊子的情懷 </text:p>
      <text:p text:style-name="P1">有的卻是婊子的坦白</text:p>
      <text:p text:style-name="P1">我今生的婊 </text:p>
      <text:p text:style-name="P1">是爲了贖我前生嫖客的罪 </text:p>
      <text:p text:style-name="P1"><text:s/></text:p>
      <text:p text:style-name="P1">如果 </text:p>
      <text:p text:style-name="P1">可以忘記過去</text:p>
      <text:p text:style-name="P1">可以不計較</text:p>
      <text:p text:style-name="P1">可以不曾有傷害 </text:p>
      <text:p text:style-name="P1">可以早知道 </text:p>
      <text:p text:style-name="P1">在人渣當道</text:p>
      <text:p text:style-name="P1">僞善橫行世界裏 </text:p>
      <text:p text:style-name="P1">男人難立錐</text:p>
      <text:p text:style-name="P1">又何況是女人身</text:p>
      <text:p text:style-name="P1"><text:s/></text:p>
      <text:p text:style-name="P1">所以 </text:p>
      <text:p text:style-name="P1">你又何必 </text:p>
      <text:p text:style-name="P1">做着嫖客的事</text:p>
      <text:p text:style-name="P1">卻要裝着聖人的心？！</text:p>
      <text:p text:style-name="P1"><text:s/></text:p>
      <text:p text:style-name="P1">我就是這樣的婊子 </text:p>
      <text:p text:style-name="P1"><text:soft-page-break/>和你這虛僞的聖人 </text:p>
      <text:p text:style-name="P1">最登對</text:p>
      <text:p text:style-name="P1"><text:s/></text:p>
      <text:p text:style-name="P1">我就是這樣的婊子</text:p>
      <text:p text:style-name="P1">未曾怕过谁</text:p>
      <text:p text:style-name="P1">願紅塵歲月裏</text:p>
      <text:p text:style-name="P1">與你相見</text:p>
      <text:p text:style-name="P1">圓你嫖客一樣的美夢</text:p>
      <text:p text:style-name="P1"><text:s/></text:p>
      <text:p text:style-name="P1">今生</text:p>
      <text:p text:style-name="P1">只爲你一人</text:p>
      <text:p text:style-name="P2"/>
      <text:p text:style-name="P2">——————————————————————————</text:p>
      <text:p text:style-name="P2">原諒這半生</text:p>
      <text:p text:style-name="P2">書讀得太少</text:p>
      <text:p text:style-name="P2">想得太多又太美</text:p>
      <text:p text:style-name="P2">所以活成了一副婊子與聖人的模樣</text:p>
      <text:p text:style-name="P2"/>
      <text:p text:style-name="P2"/>
      <text:p text:style-name="P2"><text:s text:c="2"/>【聖人】</text:p>
      <text:p text:style-name="P2">八卦人生吐心非</text:p>
      <text:p text:style-name="P2">激揚文字點江山</text:p>
      <text:p text:style-name="P2">香車美酒鴛鴦杯</text:p>
      <text:p text:style-name="P2">虎背熊腰牀上堆</text:p>
      <text:p text:style-name="P2">玉女雙峯雜草澗</text:p>
      <text:p text:style-name="P2">紅脣雙秋望聖人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05-16T22:51:47.362447753</dc:date>
    <meta:editing-duration>PT1H11M31S</meta:editing-duration>
    <meta:editing-cycles>19</meta:editing-cycles>
    <meta:document-statistic meta:table-count="0" meta:image-count="0" meta:object-count="0" meta:page-count="2" meta:paragraph-count="50" meta:word-count="265" meta:character-count="309" meta:non-whitespace-character-count="291"/>
  </office:meta>
</office:document-meta>
</file>